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3a51d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2a55c"/>
    </style:style>
    <style:style style:name="P15" style:family="paragraph" style:parent-style-name="Standard">
      <style:text-properties officeooo:paragraph-rsid="00193ac8"/>
    </style:style>
    <style:style style:name="P16" style:family="paragraph" style:parent-style-name="Standard">
      <style:text-properties officeooo:paragraph-rsid="0028bc81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uk" fo:country="UA" officeooo:rsid="00193ac8"/>
    </style:style>
    <style:style style:name="T7" style:family="text">
      <style:text-properties fo:language="uk" fo:country="UA" officeooo:rsid="001a81a5"/>
    </style:style>
    <style:style style:name="T8" style:family="text">
      <style:text-properties fo:language="uk" fo:country="UA" officeooo:rsid="0044988c"/>
    </style:style>
    <style:style style:name="T9" style:family="text">
      <style:text-properties fo:language="uk" fo:country="UA" officeooo:rsid="002a255b"/>
    </style:style>
    <style:style style:name="T10" style:family="text">
      <style:text-properties fo:language="uk" fo:country="UA" officeooo:rsid="001f6e98"/>
    </style:style>
    <style:style style:name="T11" style:family="text">
      <style:text-properties fo:language="uk" fo:country="UA" officeooo:rsid="003e19f2"/>
    </style:style>
    <style:style style:name="T12" style:family="text">
      <style:text-properties fo:language="uk" fo:country="UA" officeooo:rsid="00351f53"/>
    </style:style>
    <style:style style:name="T13" style:family="text">
      <style:text-properties fo:language="uk" fo:country="UA" officeooo:rsid="004e3a4b"/>
    </style:style>
    <style:style style:name="T14" style:family="text">
      <style:text-properties fo:language="uk" fo:country="UA" officeooo:rsid="001c69c8"/>
    </style:style>
    <style:style style:name="T15" style:family="text">
      <style:text-properties fo:language="uk" fo:country="UA" officeooo:rsid="001e4491"/>
    </style:style>
    <style:style style:name="T16" style:family="text">
      <style:text-properties fo:language="uk" fo:country="UA" officeooo:rsid="001e6a51"/>
    </style:style>
    <style:style style:name="T17" style:family="text">
      <style:text-properties fo:language="uk" fo:country="UA" officeooo:rsid="0020bcff"/>
    </style:style>
    <style:style style:name="T18" style:family="text">
      <style:text-properties fo:language="uk" fo:country="UA" officeooo:rsid="0022a55c"/>
    </style:style>
    <style:style style:name="T19" style:family="text">
      <style:text-properties fo:language="uk" fo:country="UA" officeooo:rsid="0023ec13"/>
    </style:style>
    <style:style style:name="T20" style:family="text">
      <style:text-properties fo:language="uk" fo:country="UA" officeooo:rsid="0026c31f"/>
    </style:style>
    <style:style style:name="T21" style:family="text">
      <style:text-properties fo:language="uk" fo:country="UA" officeooo:rsid="0027e4ea"/>
    </style:style>
    <style:style style:name="T22" style:family="text">
      <style:text-properties fo:language="uk" fo:country="UA" officeooo:rsid="0028bc81"/>
    </style:style>
    <style:style style:name="T23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24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25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26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27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28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29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30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31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32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0">oller — </text:span><text:span text:style-name="T11">В</text:span><text:span text:style-name="T9">алик</text:span></text:p>
      <text:p text:style-name="Standard">Charger — Нагнітач</text:p>
      <text:p text:style-name="Standard"><text:span text:style-name="T9">Dualies — </text:span><text:span text:style-name="T12">Двійники</text:span></text:p>
      <text:p text:style-name="Standard"><text:span text:style-name="T12">Slosher </text:span><text:span text:style-name="T9">— </text:span><text:span text:style-name="T11">Р</text:span><text:span text:style-name="T12">озливач </text:span></text:p>
      <text:p text:style-name="Standard"><text:span text:style-name="T12">Splatling <text:s/></text:span><text:span text:style-name="T9">— </text:span><text:span text:style-name="T8">Ротор</text:span></text:p>
      <text:p text:style-name="Standard"><text:span text:style-name="T8">Blaster <text:s/></text:span><text:span text:style-name="T9">— </text:span><text:span text:style-name="T13">Бластер</text:span></text:p>
      <text:p text:style-name="Standard"><text:span text:style-name="T8">Brella </text:span><text:span text:style-name="T9">— </text:span><text:span text:style-name="T8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6">Плескомат</text:span></text:p>
      <text:p text:style-name="P16"><text:span text:style-name="T4">Spl</text:span><text:span text:style-name="T5">oos</text:span><text:span text:style-name="T4">h</text:span><text:span text:style-name="T6">-o-matic — </text:span><text:span text:style-name="T22">Хлюпомат</text:span></text:p>
      <text:p text:style-name="P12"><text:span text:style-name="T6">Jet Squelcher — </text:span><text:span text:style-name="T17">Відбілювач</text:span></text:p>
      <text:p text:style-name="P12"><text:span text:style-name="T17">Aerospray MG — </text:span><text:span text:style-name="T19">Аероспрей</text:span></text:p>
      <text:p text:style-name="P13"><text:span text:style-name="T19">Aerospray PG </text:span><text:span text:style-name="T17">—</text:span><text:span text:style-name="T19"> Аероспрей PG</text:span></text:p>
      <text:p text:style-name="P3"><text:span text:style-name="T6"/></text:p>
      <text:p text:style-name="P3"><text:span text:style-name="T6">Splat Roller — </text:span><text:span text:style-name="T7">Плеск Валик</text:span></text:p>
      <text:p text:style-name="P3"><text:span text:style-name="T7">Dynamo Roller — </text:span><text:span text:style-name="T18">Динамо Валик</text:span></text:p>
      <text:p text:style-name="P3"><text:span text:style-name="T18"/></text:p>
      <text:p text:style-name="P16"><text:span text:style-name="T18">Inkbrush </text:span><text:span text:style-name="T7">—</text:span><text:span text:style-name="T18"> </text:span><text:span text:style-name="T22">Пензлик</text:span></text:p>
      <text:p text:style-name="P16"><text:span text:style-name="T22">Permanent Inkbrush </text:span><text:span text:style-name="T7">—</text:span><text:span text:style-name="T22"> Перманентний Пензлик</text:span></text:p>
      <text:p text:style-name="P3"><text:span text:style-name="T7"/></text:p>
      <text:p text:style-name="P4"><text:span text:style-name="T7">Splat Brella </text:span><text:span text:style-name="T6">—</text:span><text:span text:style-name="T7"> Плескосолька</text:span></text:p>
      <text:p text:style-name="P4"><text:span text:style-name="T7"/></text:p>
      <text:p text:style-name="P4"><text:span text:style-name="T7">Dualie Squelchers — </text:span><text:span text:style-name="T14">Подвійний Відбілювач</text:span></text:p>
      <text:p text:style-name="P4"><text:span text:style-name="T14"/></text:p>
      <text:p text:style-name="P5"><text:span text:style-name="T8">Blaster <text:s/></text:span><text:span text:style-name="T9">— </text:span><text:span text:style-name="T13">Бластер</text:span></text:p>
      <text:p text:style-name="P13"><text:span text:style-name="T13">Range Blaster </text:span><text:span text:style-name="T9">— </text:span><text:span text:style-name="T19">Бластер </text:span><text:span text:style-name="T3">XL</text:span></text:p>
      <text:p text:style-name="P5"><text:span text:style-name="T13">Rapid Blaster — </text:span><text:span text:style-name="T18">Турбобластер</text:span></text:p>
      <text:p text:style-name="P11"><text:span text:style-name="T18">Rapid Blaster Pro </text:span><text:span text:style-name="T13">— </text:span><text:span text:style-name="T18">Турбобластер ПРО</text:span></text:p>
      <text:p text:style-name="P11"><text:span text:style-name="T18">Clash Blaster — </text:span><text:span text:style-name="T20">Бум</text:span><text:span text:style-name="T21"> Б</text:span><text:span text:style-name="T20">ластер</text:span></text:p>
      <text:p text:style-name="P5"><text:span text:style-name="T13"/></text:p>
      <text:p text:style-name="P5"><text:span text:style-name="T13">Sloshing Machine — </text:span><text:span text:style-name="T15">Хлюпофугер</text:span></text:p>
      <text:p text:style-name="P5"><text:span text:style-name="T15"/></text:p>
      <text:p text:style-name="P5"><text:span text:style-name="T15">Classic Squiffer — </text:span><text:span text:style-name="T16">Сепаратор </text:span><text:span text:style-name="T23">α</text:span></text:p>
      <text:p text:style-name="P6"><text:span text:style-name="T16">Fresh Squiffer </text:span><text:span text:style-name="T15">—</text:span><text:span text:style-name="T16"> Сепаратор </text:span><text:span text:style-name="T23">γ</text:span></text:p>
      <text:p text:style-name="P6"><text:span text:style-name="T16">New Squiffer </text:span><text:span text:style-name="T15">—</text:span><text:span text:style-name="T16"> Сепаратор </text:span><text:span text:style-name="T23">β</text:span></text:p>
      <text:p text:style-name="P7"><text:span text:style-name="T24">Splat Charger — </text:span><text:span text:style-name="T25">Плеск Нагнітач</text:span></text:p>
      <text:p text:style-name="P7"><text:span text:style-name="T25">Bamboozler 14 Mk I — </text:span><text:span text:style-name="T26">Бамбумк 14-</text:span><text:span text:style-name="T28">I</text:span></text:p>
      <text:p text:style-name="P8"><text:span text:style-name="T25">Bamboozler 14 Mk I</text:span><text:span text:style-name="T28">I </text:span><text:span text:style-name="T25">— </text:span><text:span text:style-name="T26">Бамбумк 14-</text:span><text:span text:style-name="T28">II</text:span></text:p>
      <text:p text:style-name="P8"><text:span text:style-name="T25">Bamboozler 14 Mk I</text:span><text:span text:style-name="T28">II </text:span><text:span text:style-name="T25">— </text:span><text:span text:style-name="T26">Бамбумк 14-</text:span><text:span text:style-name="T28">III</text:span></text:p>
      <text:p text:style-name="P8"><text:span text:style-name="T28"/></text:p>
      <text:p text:style-name="P10"><text:span text:style-name="T30">Hydra Splatling </text:span><text:span text:style-name="T31">—</text:span><text:span text:style-name="T30"> </text:span><text:span text:style-name="T32">Гідра Фарблінга (Гідрант </text:span><text:bookmark text:name="firstHeading"/><text:span text:style-name="T29">Гатлінга)</text:span></text:p>
      <text:p text:style-name="P9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05T12:37:57.550000000</dc:date>
    <meta:editing-duration>PT8H51M44S</meta:editing-duration>
    <meta:editing-cycles>1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5" meta:word-count="120" meta:character-count="963" meta:non-whitespace-character-count="839"/>
  </office:meta>
</office:document-meta>
</file>